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swald" svg:font-family="Oswald, sans-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d2d2d" style:font-name="Oswald" fo:font-size="11.25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d2d2d" style:font-name="Times New Roman" fo:font-size="11.25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d2d2d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style:font-name="Times New Roman" fo:font-size="14pt" fo:letter-spacing="normal" fo:font-style="italic" fo:font-weight="normal" style:font-size-asian="14pt" style:font-size-complex="14pt"/>
    </style:style>
    <style:style style:name="T7" style:family="text">
      <style:text-properties fo:font-variant="normal" fo:text-transform="none" style:text-line-through-style="none" style:font-name="Times New Roman" fo:font-size="14pt" fo:letter-spacing="normal" fo:font-style="normal" style:text-underline-style="none" fo:font-weight="normal" style:text-blinking="false" fo:background-color="#ffffff" style:font-size-asian="14pt" style:font-size-complex="14pt"/>
    </style:style>
    <style:style style:name="T8" style:family="text">
      <style:text-properties fo:font-variant="normal" fo:text-transform="none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000000" style:font-name="Times New Roman" fo:font-size="14pt" fo:letter-spacing="normal" fo:font-style="italic" fo:font-weight="normal" style:font-size-asian="14pt" style:font-size-complex="14pt"/>
    </style:style>
    <style:style style:name="T11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letter-spacing="normal" fo:font-style="italic" fo:font-weight="normal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Times New Roman" fo:font-size="12pt" fo:letter-spacing="normal" fo:font-style="italic" fo:font-weight="normal" style:font-size-asian="12pt" style:font-size-complex="12pt"/>
    </style:style>
    <style:style style:name="T15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fo:background-color="#ffffff" style:font-size-asian="14pt" style:font-size-complex="14pt"/>
    </style:style>
    <style:style style:name="T16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17" style:family="text">
      <style:text-properties fo:font-variant="normal" fo:text-transform="none" fo:color="#000000" style:text-line-through-style="none" style:font-name="Times New Roman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000000" style:text-line-through-style="none" style:font-name="Times New Roman" fo:letter-spacing="normal" fo:font-style="normal" style:text-underline-style="none" fo:font-weight="normal" style:text-blinking="false" fo:background-color="#ffffff"/>
    </style:style>
    <style:style style:name="T19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20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21" style:family="text">
      <style:text-properties fo:font-variant="normal" fo:text-transform="none" fo:color="#000000" style:text-line-through-style="none" fo:font-size="14pt" fo:letter-spacing="normal" fo:font-style="normal" style:text-underline-style="none" fo:font-weight="normal" style:text-blinking="false" fo:background-color="#ffffff" style:font-size-asian="14pt" style:font-size-complex="14pt"/>
    </style:style>
    <style:style style:name="T22" style:family="text">
      <style:text-properties fo:font-variant="normal" fo:text-transform="none" fo:color="#000000" style:text-line-through-style="none" fo:font-size="14pt" fo:letter-spacing="normal" fo:font-style="normal" style:text-underline-style="none" fo:font-weight="normal" style:text-blinking="false" style:font-size-asian="14pt" style:font-size-complex="14pt"/>
    </style:style>
    <style:style style:name="T23" style:family="text"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24" style:family="text">
      <style:text-properties fo:font-variant="normal" fo:text-transform="none" fo:color="#000000" fo:font-size="14pt" fo:letter-spacing="normal" fo:font-style="italic" fo:font-weight="normal" style:font-size-asian="14pt" style:font-size-complex="14pt"/>
    </style:style>
    <style:style style:name="T25" style:family="text">
      <style:text-properties fo:font-variant="normal" fo:text-transform="none" style:font-name="sans-serif" fo:font-size="10.5pt" fo:letter-spacing="normal" fo:font-style="normal" fo:font-weight="normal"/>
    </style:style>
    <style:style style:name="T26" style:family="text">
      <style:text-properties fo:font-variant="normal" fo:text-transform="none" fo:font-size="10.5pt" fo:letter-spacing="normal" fo:font-style="normal" fo:font-weight="normal"/>
    </style:style>
    <style:style style:name="T27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orian Ceynowa</text:p>
      <text:p text:style-name="P3"><text:span text:style-name="T13">Urodził się 4 maja 1817 we wsi Sławoszyno </text:span><text:span text:style-name="T19"><text:s/></text:span><text:span text:style-name="T13">k. <text:s/>Krokowej</text:span><text:span text:style-name="T19"> </text:span><text:span text:style-name="T13">w powiecie puckim. W rodzinie <text:s/>rolnika Wojciecha Ceynowy i Magdaleny z d. Pienczen . Był przedostatnim z dziewięciorga rodzeństwa. Od 1824 lub 1825 do 1830 uczęszczał do szkoły podstawowej w rodzinnej wsi, a potem trafił do Królewskiego Gimnazjum Katolickiego w </text:span><text:a xlink:type="simple" xlink:href="https://pl.wikipedia.org/wiki/Chojnice" text:style-name="Internet_20_link" text:visited-style-name="Visited_20_Internet_20_Link"><text:span text:style-name="T19">Chojnicach</text:span></text:a><text:span text:style-name="T13">. Dziewięcioletni program szkoły zrobił w lat jedenaście (1830–1841), być może z powodu obciążenia nauką. W szkole należał do tajnego kółka filomackiego „Polonia”, miał go też pasjonować Mickiewicz. Na początku sierpnia 1841 zdał dwudniowe egzaminy końcowe, a 21 sierpnia 1841 otrzymał świadectwo dojrzałości. Planował studia teologiczne i karierę księdza. 22 grudnia 1841 zapisał się jednak na wydział filozoficzny </text:span><text:a xlink:type="simple" xlink:href="https://pl.wikipedia.org/wiki/Uniwersytet_Wrocławski" text:style-name="Internet_20_link" text:visited-style-name="Visited_20_Internet_20_Link"><text:span text:style-name="T20">Uniwersytetu Wrocławskiego</text:span></text:a><text:span text:style-name="T13">, a 7 stycznia 1843, przeniósł na jego wydział medyczny, gdzie studiował prawie rok. Otrzymywał stypendium poznańskiego Towarzystwa Naukowej Pomocy</text:span><text:span text:style-name="T20">.</text:span><text:span text:style-name="T13"> 9 sierpnia 1843 młody student opuścił </text:span><text:a xlink:type="simple" xlink:href="https://pl.wikipedia.org/wiki/Uniwersytet_Wrocławski" text:style-name="Internet_20_link" text:visited-style-name="Visited_20_Internet_20_Link"><text:span text:style-name="T19">Uniwersytet Wrocławski</text:span></text:a><text:span text:style-name="T13">, a 31 października 1843 zapisał się na Uniwersytet w </text:span><text:a xlink:type="simple" xlink:href="https://pl.wikipedia.org/wiki/Kaliningrad" text:style-name="Internet_20_link" text:visited-style-name="Visited_20_Internet_20_Link"><text:span text:style-name="T19">Królewcu</text:span></text:a><text:span text:style-name="T13">, czyli </text:span><text:a xlink:type="simple" xlink:href="https://pl.wikipedia.org/wiki/Uniwersytet_Albrechta_w_Królewcu" text:style-name="Internet_20_link" text:visited-style-name="Visited_20_Internet_20_Link"><text:span text:style-name="T19">Albertinę</text:span></text:a><text:span text:style-name="T13">. Tam zaliczył służbę wojskową, do której zgłosił się ochotniczo i którą odbył jako chirurg w latach 1843–1844, oraz 5 semestrów medycyny. Prawdopodobnie otrzymywał stypendium wojskowe. W Królewcu </text:span><text:span text:style-name="T20"><text:s/></text:span><text:span text:style-name="T13">Florian Ceynowa związał się z kręgami patriotycznych konspiratorów. W styczniu 1846 przeprowadzono u niego rewizję i wezwano na przesłuchanie. W efekcie Ceynowa otrzymał zakaz wyjazdu z miasta. 19 lutego 1846 naruszył ten zakaz i udał się do Klonówki </text:span><text:span text:style-name="T20"><text:s/></text:span><text:span text:style-name="T13">k. </text:span><text:a xlink:type="simple" xlink:href="https://pl.wikipedia.org/wiki/Starogard_Gdański" text:style-name="Internet_20_link" text:visited-style-name="Visited_20_Internet_20_Link"><text:span text:style-name="T20">Starogardu Gdańskiego</text:span></text:a><text:span text:style-name="T13">, by przygotowywać atak na koszary pruskie w tym mieście, który miał być częścią powstania </text:span><text:a xlink:type="simple" xlink:href="https://pl.wikipedia.org/wiki/Ludwik_Mierosławski" text:style-name="Internet_20_link" text:visited-style-name="Visited_20_Internet_20_Link"><text:span text:style-name="T20">gen. Ludwika Mierosławskiego</text:span></text:a><text:span text:style-name="T13">. Ceynowa został dowódcą ok. stuosobowego oddziału powstańczego. Atak, przewidziany w nocy z 21 na 22 lutego 1846, nie nastąpił, gdyż siły pruskie zostały uprzedzone i zawczasu zorganizowały obronę, a oddział polski – dość słaby i pozbawiony elementu zaskoczenia – był bez szans. Ceynowa rozwiązał gromadę i ukrył się. Wydano za nim list gończy, a 6 marca 1846 aresztowano go na drodze z Sianowa </text:span><text:span text:style-name="T20"><text:s/></text:span><text:span text:style-name="T13">do </text:span><text:a xlink:type="simple" xlink:href="https://pl.wikipedia.org/wiki/Staniszewo_(województwo_pomorskie)" text:style-name="Internet_20_link" text:visited-style-name="Visited_20_Internet_20_Link"><text:span text:style-name="T20">Staniszewa</text:span></text:a><text:span text:style-name="T13">. Ceynowa siedział najpierw w więzieniach w Starogardzie </text:span><text:span text:style-name="T20"><text:s/></text:span><text:span text:style-name="T13">i </text:span><text:a xlink:type="simple" xlink:href="https://pl.wikipedia.org/wiki/Grudziądz" text:style-name="Internet_20_link" text:visited-style-name="Visited_20_Internet_20_Link"><text:span text:style-name="T20">Grudziądzu</text:span></text:a><text:span text:style-name="T13">, a od listopada 1846 – w berlińskim Maobicie. Po kilku miesiącach śledztwa, na które Ceynowa narzekał i złożył skargę, 2 sierpnia 1847 rozpoczął się proces niedoszłych powstańców, w którym zaliczono go do głównych przywódców insurekcji i 17 listopada 1847, wraz z 7 innymi osobami, skazano na karę śmierci przez ścięcie toporem. 6 marca 1848 w drodze łaski król pruski karę tę zamienił na dożywotnie pozbawienie wolności, a w wyniku rewolucji marcowej</text:span><text:span text:style-name="T20"> </text:span><text:span text:style-name="T13">20 marca 1848 więźniów objęła amnestia. Najprawdopodobniej jeszcze tego samego dnia tłum ich uwolnił.W lutym 1848 Ceynowa – jeszcze jako więzień – nawiązał korespondencję z Towarzystwem Historii i Starożytności Pomorskich (Gesellschaft für Pommersche Geschichte und Alterthumskunde) w </text:span><text:a xlink:type="simple" xlink:href="https://pl.wikipedia.org/wiki/Szczecin" text:style-name="Internet_20_link" text:visited-style-name="Visited_20_Internet_20_Link"><text:span text:style-name="T20">Szczecinie</text:span></text:a><text:span text:style-name="T13">. Przesyłał mu m.in. informacje o Kaszubach i ich języku oraz pierwszy kaszubski utwór literacki – dialog pt. </text:span><text:span text:style-name="T14">Krotochwilno rozmòwa Pòlocha z Kaszebą</text:span><text:span text:style-name="T13">. Otrzymał tytuł członka korespondenta tej instytucji. Współpraca ta zainspirowała go do kilku tłumaczeń, pracy nad słownikiem kaszubsko-niemieckim i gromadzenia informacji etnograficznych, które również potem opublikował.7 marca 1850 w chełmińskiego tygodniku „</text:span><text:a xlink:type="simple" xlink:href="https://pl.wikipedia.org/w/index.php?title=Szkoła_Narodowa&amp;action=edit&amp;redlink=1" text:style-name="Internet_20_link" text:visited-style-name="Visited_20_Internet_20_Link"><text:span text:style-name="T20">Szkoła Narodowa</text:span></text:a><text:span text:style-name="T13">” opublikował artykuł </text:span><text:span text:style-name="T14">Kaszebji do Pólochov</text:span><text:span text:style-name="T13">, podpisawszy go pseudonimem </text:span><text:span text:style-name="T14">Wójkasin. </text:span><text:span text:style-name="T13">Studia medyczne Ceynowa ukończył najprawdopodobniej w </text:span><text:a xlink:type="simple" xlink:href="https://pl.wikipedia.org/wiki/Berlin" text:style-name="Internet_20_link" text:visited-style-name="Visited_20_Internet_20_Link"><text:span text:style-name="T20">Berlinie</text:span></text:a><text:span text:style-name="T13">. 11 grudnia 1851 na tamtejszym Uniwersytecie im. Fryderyka Wilhelma obronił pracę doktorską z medycyny. W lipcu 1852 przyjął propozycję hr. Franciszka Czapskiego i został lekarzem w jego dobrach w </text:span><text:a xlink:type="simple" xlink:href="https://pl.wikipedia.org/wiki/Bukowiec_(gmina_Bukowiec)" text:style-name="Internet_20_link" text:visited-style-name="Visited_20_Internet_20_Link"><text:span text:style-name="T20">Bukowcu</text:span></text:a><text:span text:style-name="T13">, położonym na zachód od </text:span><text:a xlink:type="simple" xlink:href="https://pl.wikipedia.org/wiki/Świecie" text:style-name="Internet_20_link" text:visited-style-name="Visited_20_Internet_20_Link"><text:span text:style-name="T20">Świecia</text:span></text:a><text:span text:style-name="T13">. Szybko zaprzyjaźnił się ze swym pryncypałem, a potem – też prędko – poróżnił, gdy pod koniec 1854 obciążono go winą za śmierć 18-letniej córki Czapskich Zofii. Hrabia starał się o odebranie doktorowi tytułu i prawa do praktyki lekarskiej, której Ceynowa jednak nie przerwał.</text:span></text:p>
      <text:p text:style-name="P1"><text:span text:style-name="T13">W 1853 Ceynowa został członkiem Towarzystwa Pomocy Naukowej dla Młodzieży Prus Zachodnich i do śmierci płacił spore pieniądze na stypendia dla biednych uczniów i studentów. Na początku 1855 nabył 20-hektarowe gospodarstwo w </text:span><text:a xlink:type="simple" xlink:href="https://pl.wikipedia.org/wiki/Bukowiec_(gmina_Bukowiec)" text:style-name="Internet_20_link" text:visited-style-name="Visited_20_Internet_20_Link"><text:span text:style-name="T20">Bukowcu</text:span></text:a><text:span text:style-name="T13">. Prowadził tam też aptekę. W latach 60. XIX wieku Ceynowa wydał kilka śpiewników, katechizm luterański i porady lekarskie, wznowił też niektóre wcześniejsze swe teksty. Zasilił rosyjskie i czeskie publikacje etnograficzne. Założył, w całości napisał i wydał dwa roczniki czasopisma „Skôrb Kaszébsko-słovjnskjè mòvé”, które ukazały się w 1866 i 1868 w </text:span><text:a xlink:type="simple" xlink:href="https://pl.wikipedia.org/wiki/Świecie" text:style-name="Internet_20_link" text:visited-style-name="Visited_20_Internet_20_Link"><text:span text:style-name="T19">Świeciu</text:span></text:a><text:span text:style-name="T13">, a jego numer trzynasty w 1879, prawdopodobnie w </text:span><text:a xlink:type="simple" xlink:href="https://pl.wikipedia.org/wiki/Poznań" text:style-name="Internet_20_link" text:visited-style-name="Visited_20_Internet_20_Link"><text:span text:style-name="T19">Poznaniu</text:span></text:a><text:span text:style-name="T13">. Jako lekarz bezpłatnie leczył i zaopatrywał w lekarstwa wiejską biedotę, a otrzymywane </text:span><text:soft-page-break/><text:span text:style-name="T13">honoraria, gdy wydawały mu si</text:span><text:bookmark text:name="cite_ref-trzy_5-3"/><text:span text:style-name="T13">ę z</text:span><text:bookmark text:name="cite_ref-cztery_6-1"/><text:span text:style-name="T13">byt wysokie w części zwracał. Jego działalność nie przyniosła mu uznania ani zaszczytów. Tak za życia, jak i później atakowano i oczerniano Ceynowę w prasie, głównie katolicko-narodowej. Florian Ceynowa zmarł na zawał serca 26 marca 1881 w </text:span><text:a xlink:type="simple" xlink:href="https://pl.wikipedia.org/wiki/Bukowiec_(gmina_Bukowiec)" text:style-name="Internet_20_link" text:visited-style-name="Visited_20_Internet_20_Link"><text:span text:style-name="T20">Bukowcu</text:span></text:a><text:span text:style-name="T13">, a 31 marca 1881 spoczął na cmentarzu w</text:span><text:bookmark text:name="cite_ref-cztery_6-2"/><text:span text:style-name="T13"> pobliskim </text:span><text:a xlink:type="simple" xlink:href="https://pl.wikipedia.org/wiki/Przysiersk" text:style-name="Internet_20_link" text:visited-style-name="Visited_20_Internet_20_Link"><text:span text:style-name="T20">Przysiersku</text:span></text:a><text:span text:style-name="T13">. Na jego grobie można przeczytać: </text:span><text:span text:style-name="T14">Ś.p. Dr. Florjan Ceynowa / lekarz i literat</text:span><text:span text:style-name="T13">. F</text:span><text:span text:style-name="T4">lorian Ceynowa jest patronem wielu ulic, szkół i instytucji na Pomorzu.</text:span><text:span text:style-name="T13"> </text:span></text:p>
      <text:p text:style-name="P4"><text:bookmark text:name="cite_ref-sześć_8-2"/><text:bookmark text:name="cite_ref-pięć_7-3"/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swald" svg:font-family="Oswald, sans-serif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2T10:44:24.86</meta:creation-date>
    <dc:date>2022-11-22T11:34:52.29</dc:date>
    <meta:editing-duration>PT18M5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2" meta:paragraph-count="3" meta:word-count="749" meta:character-count="5206"/>
  </office:meta>
</office:document-meta>
</file>